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3399ff" draw:textarea-horizontal-align="justify" draw:textarea-vertical-align="top" draw:auto-grow-height="true" fo:padding-top="0.13cm" fo:padding-bottom="0.13cm" fo:padding-left="0.25cm" fo:padding-right="0.25cm" fo:wrap-option="wrap" draw:shadow="hidden" draw:shadow-color="#463416"/>
    </style:style>
    <style:style style:name="pr1" style:family="presentation" style:parent-style-name="標題1-title">
      <style:graphic-properties draw:stroke="none" draw:fill="none" draw:fill-color="#3399ff" draw:textarea-horizontal-align="justify" draw:textarea-vertical-align="middle" draw:auto-grow-height="true" draw:auto-grow-width="false" fo:min-height="4.565cm" fo:min-width="0cm" fo:padding-top="0.13cm" fo:padding-bottom="0.13cm" fo:padding-left="0.25cm" fo:padding-right="0.25cm" fo:wrap-option="no-wrap" draw:shadow="hidden" draw:shadow-color="#463416"/>
    </style:style>
    <style:style style:name="pr2" style:family="presentation" style:parent-style-name="標題1-subtitle">
      <style:graphic-properties draw:stroke="none" draw:fill="none" draw:fill-color="#3399ff" draw:textarea-horizontal-align="justify" draw:textarea-vertical-align="top" draw:auto-grow-height="true" draw:auto-grow-width="false" fo:min-height="4.609cm" fo:min-width="0cm" fo:padding-top="0.13cm" fo:padding-bottom="0.13cm" fo:padding-left="0.25cm" fo:padding-right="0.25cm" fo:wrap-option="no-wrap" draw:shadow="hidden" draw:shadow-color="#463416"/>
    </style:style>
    <style:style style:name="pr3" style:family="presentation" style:parent-style-name="標題1-notes">
      <style:graphic-properties draw:fill-color="#ffffff" fo:min-height="11.43cm"/>
    </style:style>
    <style:style style:name="pr4" style:family="presentation" style:parent-style-name="標題1-title">
      <style:graphic-properties draw:fill-color="#ffffff" fo:min-height="4.575cm"/>
    </style:style>
    <style:style style:name="pr5" style:family="presentation" style:parent-style-name="標題1-subtitle" style:list-style-name="L6">
      <style:graphic-properties draw:fill-color="#ffffff" fo:min-height="12.322cm"/>
    </style:style>
    <style:style style:name="pr6" style:family="presentation" style:parent-style-name="標題1-notes">
      <style:graphic-properties draw:fill-color="#ffffff" fo:min-height="11.179cm"/>
    </style:style>
    <style:style style:name="pr7" style:family="presentation" style:parent-style-name="標準-title" style:list-style-name="L7">
      <style:graphic-properties fo:min-height="3.735cm"/>
    </style:style>
    <style:style style:name="pr8" style:family="presentation" style:parent-style-name="標準-outline1">
      <style:graphic-properties draw:fill-color="#ffffff" fo:min-height="12.239cm"/>
    </style:style>
    <style:style style:name="pr9" style:family="presentation" style:parent-style-name="標準-notes">
      <style:graphic-properties draw:fill-color="#ffffff" fo:min-height="11.179cm"/>
    </style:style>
    <style:style style:name="pr10" style:family="presentation" style:parent-style-name="標準-title" style:list-style-name="L7">
      <style:graphic-properties fo:min-height="3.735cm"/>
    </style:style>
    <style:style style:name="pr11" style:family="presentation" style:parent-style-name="標準-title">
      <style:graphic-properties draw:fill-color="#ffffff" fo:min-height="3.735cm"/>
    </style:style>
    <style:style style:name="pr12" style:family="presentation" style:parent-style-name="標準-title" style:list-style-name="L7">
      <style:graphic-properties fo:min-height="3.735cm"/>
    </style:style>
    <style:style style:name="pr13" style:family="presentation" style:parent-style-name="標準-title" style:list-style-name="L7">
      <style:graphic-properties fo:min-height="3.735cm"/>
    </style:style>
    <style:style style:name="pr14" style:family="presentation" style:parent-style-name="標準-title" style:list-style-name="L7">
      <style:graphic-properties fo:min-height="3.735cm"/>
    </style:style>
    <style:style style:name="pr15" style:family="presentation" style:parent-style-name="標準-title">
      <style:graphic-properties draw:stroke="none" draw:fill="none" draw:fill-color="#3399ff" draw:textarea-horizontal-align="justify" draw:textarea-vertical-align="middle" draw:auto-grow-height="true" draw:auto-grow-width="false" fo:min-height="2.916cm" fo:min-width="0cm" fo:padding-top="0.13cm" fo:padding-bottom="0.13cm" fo:padding-left="0.25cm" fo:padding-right="0.25cm" fo:wrap-option="no-wrap" draw:shadow="hidden" draw:shadow-color="#463416"/>
    </style:style>
    <style:style style:name="pr16" style:family="presentation" style:parent-style-name="標準-notes">
      <style:graphic-properties draw:fill-color="#ffffff" fo:min-height="11.43cm"/>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82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1.27cm" fo:margin-right="0cm" fo:text-align="start" text:enable-numbering="false" fo:text-indent="0cm"/>
    </style:style>
    <style:style style:name="P6" style:family="paragraph">
      <style:paragraph-properties fo:margin-left="0.952cm" fo:margin-right="0cm" fo:text-align="start" text:enable-numbering="true" fo:text-indent="-0.952cm"/>
    </style:style>
    <style:style style:name="P7" style:family="paragraph">
      <style:paragraph-properties fo:margin-left="1.27cm" fo:margin-right="0cm" text:enable-numbering="true" fo:text-indent="0cm"/>
    </style:style>
    <style:style style:name="P8" style:family="paragraph">
      <style:paragraph-properties fo:margin-left="1.2cm" fo:margin-right="0cm" fo:text-indent="-0.6cm"/>
    </style:style>
    <style:style style:name="P9" style:family="paragraph">
      <style:paragraph-properties fo:margin-left="0.952cm" fo:margin-right="0cm" text:enable-numbering="true" fo:text-indent="-0.952cm"/>
    </style:style>
    <style:style style:name="P10" style:family="paragraph">
      <style:paragraph-properties fo:margin-left="0.952cm" fo:margin-right="0cm" fo:text-indent="-0.952cm"/>
    </style:style>
    <style:style style:name="P11" style:family="paragraph">
      <style:paragraph-properties fo:margin-left="2.063cm" fo:margin-right="0cm" text:enable-numbering="true" fo:text-indent="-0.793cm"/>
    </style:style>
    <style:style style:name="P12" style:family="paragraph">
      <style:paragraph-properties fo:margin-left="0cm" fo:margin-right="0cm" fo:text-indent="0cm"/>
      <style:text-properties style:font-size-asian="12pt"/>
    </style:style>
    <style:style style:name="P13" style:family="paragraph">
      <style:paragraph-properties fo:margin-left="1.2cm" fo:margin-right="0cm" fo:text-indent="-0.6cm"/>
      <style:text-properties fo:font-size="40pt" style:font-size-asian="40pt"/>
    </style:style>
    <style:style style:name="P14" style:family="paragraph">
      <style:paragraph-properties fo:margin-left="0cm" fo:margin-right="0cm" fo:line-height="100%" fo:text-align="center" text:enable-numbering="false" fo:text-indent="0cm"/>
    </style:style>
    <style:style style:name="P15" style:family="paragraph">
      <style:paragraph-properties style:writing-mode="lr-tb"/>
      <style:text-properties fo:font-family="標楷體" style:font-family-generic="script" style:font-pitch="fixed" style:font-family-asian="標楷體" style:font-family-generic-asian="script" style:font-pitch-asian="fixed"/>
    </style:style>
    <style:style style:name="T1" style:family="text">
      <style:text-properties fo:color="#e3e3ff" fo:font-size="54pt" fo:language="en" fo:country="US" style:font-size-asian="54pt" style:language-asian="zh" style:country-asian="TW" style:font-size-complex="54pt"/>
    </style:style>
    <style:style style:name="T2" style:family="text">
      <style:text-properties fo:language="en" fo:country="US" style:language-asian="zh" style:country-asian="TW"/>
    </style:style>
    <style:style style:name="T3" style:family="text">
      <style:text-properties fo:font-size="40pt" style:font-size-asian="40pt"/>
    </style:style>
    <style:style style:name="T4" style:family="text">
      <style:text-properties fo:font-size="32pt" style:font-size-asian="32pt"/>
    </style:style>
    <style:style style:name="T5" style:family="text">
      <style:text-properties fo:color="#ffff00"/>
    </style:style>
    <style:style style:name="T6" style:family="text">
      <style:text-properties fo:color="#ffffff" fo:font-family="標楷體" style:font-family-generic="script" style:font-pitch="fixed" fo:font-size="48pt" fo:language="en" fo:country="US" style:font-family-asian="標楷體" style:font-family-generic-asian="script" style:font-pitch-asian="fixed" style:font-size-asian="48pt" style:language-asian="zh" style:country-asian="TW" style:font-size-complex="48pt"/>
    </style:style>
    <text:list-style style:name="L1">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e3e3ff" fo:font-size="100%"/>
      </text:list-level-style-bullet>
      <text:list-level-style-bullet text:level="6" text:bullet-char="•">
        <style:list-level-properties text:space-before="5.08cm"/>
        <style:text-properties fo:font-family="Arial" style:font-family-generic="swiss" style:font-pitch="variable" fo:color="#e3e3ff" fo:font-size="100%"/>
      </text:list-level-style-bullet>
      <text:list-level-style-bullet text:level="7" text:bullet-char="•">
        <style:list-level-properties text:space-before="5.08cm"/>
        <style:text-properties fo:font-family="Arial" style:font-family-generic="swiss" style:font-pitch="variable" fo:color="#e3e3ff" fo:font-size="100%"/>
      </text:list-level-style-bullet>
      <text:list-level-style-bullet text:level="8" text:bullet-char="•">
        <style:list-level-properties text:space-before="5.08cm"/>
        <style:text-properties fo:font-family="Arial" style:font-family-generic="swiss" style:font-pitch="variable" fo:color="#e3e3ff" fo:font-size="100%"/>
      </text:list-level-style-bullet>
      <text:list-level-style-bullet text:level="9" text:bullet-char="•">
        <style:list-level-properties text:space-before="5.08cm"/>
        <style:text-properties fo:font-family="Arial" style:font-family-generic="swiss" style:font-pitch="variable" fo:color="#e3e3ff" fo:font-size="100%"/>
      </text:list-level-style-bullet>
    </text:list-style>
    <text:list-style style:name="L3">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min-label-width="0.952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
      <text:list-level-style-bullet text:level="1" text:bullet-char="●">
        <style:list-level-properties text:space-before="1.27cm"/>
        <style:text-properties fo:font-family="StarSymbol" style:font-charset="x-symbol" fo:color="#e3e3ff" fo:font-size="45%"/>
      </text:list-level-style-bullet>
      <text:list-level-style-bullet text:level="2" text:bullet-char="●">
        <style:list-level-properties text:space-before="1.27cm"/>
        <style:text-properties fo:font-family="StarSymbol" style:font-charset="x-symbol" fo:color="#ffffff" fo:font-size="45%"/>
      </text:list-level-style-bullet>
      <text:list-level-style-bullet text:level="3" text:bullet-char="●">
        <style:list-level-properties text:space-before="2.54cm"/>
        <style:text-properties fo:font-family="StarSymbol" style:font-charset="x-symbol" fo:color="#e3e3ff" fo:font-size="45%"/>
      </text:list-level-style-bullet>
      <text:list-level-style-bullet text:level="4" text:bullet-char="●">
        <style:list-level-properties text:space-before="3.81cm"/>
        <style:text-properties fo:font-family="StarSymbol" style:font-charset="x-symbol" fo:color="#ffffff" fo:font-size="45%"/>
      </text:list-level-style-bullet>
      <text:list-level-style-bullet text:level="5" text:bullet-char="●">
        <style:list-level-properties text:space-before="5.08cm"/>
        <style:text-properties fo:font-family="StarSymbol" style:font-charset="x-symbol" fo:color="#e3e3ff" fo:font-size="45%"/>
      </text:list-level-style-bullet>
      <text:list-level-style-bullet text:level="6" text:bullet-char="●">
        <style:list-level-properties text:space-before="5.08cm"/>
        <style:text-properties fo:font-family="StarSymbol" style:font-charset="x-symbol" fo:color="#e3e3ff" fo:font-size="45%"/>
      </text:list-level-style-bullet>
      <text:list-level-style-bullet text:level="7" text:bullet-char="●">
        <style:list-level-properties text:space-before="5.08cm"/>
        <style:text-properties fo:font-family="StarSymbol" style:font-charset="x-symbol" fo:color="#e3e3ff" fo:font-size="45%"/>
      </text:list-level-style-bullet>
      <text:list-level-style-bullet text:level="8" text:bullet-char="●">
        <style:list-level-properties text:space-before="5.08cm"/>
        <style:text-properties fo:font-family="StarSymbol" style:font-charset="x-symbol" fo:color="#e3e3ff" fo:font-size="45%"/>
      </text:list-level-style-bullet>
      <text:list-level-style-bullet text:level="9" text:bullet-char="●">
        <style:list-level-properties text:space-before="5.08cm"/>
        <style:text-properties fo:font-family="StarSymbol" style:font-charset="x-symbol" fo:color="#e3e3ff" fo:font-size="45%"/>
      </text:list-level-style-bullet>
    </text:list-style>
    <text:list-style style:name="L7">
      <text:list-level-style-bullet text:level="1" text:bullet-char="•">
        <style:list-level-properties text:space-before="0.6cm" text:min-label-width="0.6cm"/>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標題1" presentation:presentation-page-layout-name="AL1T0">
        <office:forms form:automatic-focus="false" form:apply-design-mode="false"/>
        <draw:frame presentation:style-name="pr1" draw:text-style-name="P2" draw:layer="layout" svg:width="22.86cm" svg:height="4.825cm" svg:x="1.27cm" svg:y="4.022cm" presentation:class="title" presentation:user-transformed="true">
          <draw:text-box>
            <text:p text:style-name="P1"><text:span text:style-name="T1">20071229</text:span><text:span text:style-name="T1">書報討論</text:span></text:p>
          </draw:text-box>
        </draw:frame>
        <draw:frame presentation:style-name="pr2" draw:text-style-name="P2" draw:layer="layout" svg:width="17.78cm" svg:height="4.869cm" svg:x="3.81cm" svg:y="9.525cm" presentation:class="subtitle" presentation:user-transformed="true">
          <draw:text-box>
            <text:list text:style-name="L2">
              <text:list-item>
                <text:list>
                  <text:list-item>
                    <text:p text:style-name="P3"><text:span text:style-name="T2">指導教授：汪美香 <text:s text:c="2"/></text:span></text:p>
                  </text:list-item>
                </text:list>
              </text:list-item>
            </text:list>
            <text:list text:style-name="L2">
              <text:list-item>
                <text:list>
                  <text:list-item>
                    <text:p text:style-name="P3"><text:span text:style-name="T2">報告人：張簡稜剛</text:span></text:p>
                  </text:list-item>
                </text:list>
              </text:list-item>
            </text:list>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5cm" presentation:class="notes" presentation:placeholder="true">
            <draw:text-box/>
          </draw:frame>
        </presentation:notes>
      </draw:page>
      <draw:page draw:name="page2" draw:style-name="dp1" draw:master-page-name="標題1" presentation:presentation-page-layout-name="AL1T0">
        <office:forms form:automatic-focus="false" form:apply-design-mode="false"/>
        <draw:frame presentation:style-name="pr4" draw:text-style-name="P4" draw:layer="layout" svg:width="22.86cm" svg:height="4.575cm" svg:x="1.14cm" svg:y="0.5cm" presentation:class="title" presentation:user-transformed="true">
          <draw:text-box>
            <text:p text:style-name="P4">大綱</text:p>
          </draw:text-box>
        </draw:frame>
        <draw:frame presentation:style-name="pr5" draw:text-style-name="P7" draw:layer="layout" svg:width="22.859cm" svg:height="12.322cm" svg:x="1.141cm" svg:y="4.678cm" presentation:class="subtitle" presentation:user-transformed="true">
          <draw:text-box>
            <text:list text:style-name="L2">
              <text:list-item>
                <text:list>
                  <text:list-item>
                    <text:p text:style-name="P5"><text:span text:style-name="T3">法規推論及其知識表徵設計</text:span></text:p>
                  </text:list-item>
                </text:list>
              </text:list-item>
            </text:list>
            <text:list text:style-name="L3">
              <text:list-item>
                <text:list>
                  <text:list-item>
                    <text:p text:style-name="P6">法規推論系統</text:p>
                  </text:list-item>
                </text:list>
              </text:list-item>
            </text:list>
            <text:list text:style-name="L3">
              <text:list-item>
                <text:list>
                  <text:list-item>
                    <text:p text:style-name="P6">法規推論的兩個程序</text:p>
                  </text:list-item>
                </text:list>
              </text:list-item>
            </text:list>
            <text:list text:style-name="L3">
              <text:list-item>
                <text:list>
                  <text:list-item>
                    <text:p text:style-name="P6">法律處置的兩種效果</text:p>
                  </text:list-item>
                </text:list>
              </text:list-item>
            </text:list>
            <text:list text:style-name="L3">
              <text:list-item>
                <text:list>
                  <text:list-item>
                    <text:p text:style-name="P6"><text:span text:style-name="T4">法律剝奪與罪刑法定主義</text:span><text:span text:style-name="T4">(legality)</text:span></text:p>
                  </text:list-item>
                </text:list>
              </text:list-item>
            </text:list>
            <text:list text:style-name="L3">
              <text:list-item>
                <text:list>
                  <text:list-item>
                    <text:p text:style-name="P6"><text:span text:style-name="T4">法律給付與防止濫用資源</text:span></text:p>
                  </text:list-item>
                </text:list>
              </text:list-item>
            </text:list>
          </draw:text-box>
        </draw:frame>
        <presentation:notes draw:style-name="dp2">
          <draw:page-thumbnail draw:style-name="gr1" draw:layer="layout" svg:width="0.001cm" svg:height="0.001cm" svg:x="0cm" svg:y="1.93cm" draw:page-number="2" presentation:class="page"/>
          <draw:frame presentation:style-name="pr6" draw:text-style-name="P4" draw:layer="layout" svg:width="15.239cm" svg:height="11.179cm" svg:x="1.905cm" svg:y="12.065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7" draw:text-style-name="P8" draw:layer="layout" svg:width="22.86cm" svg:height="3.735cm" svg:x="1.27cm" svg:y="0.355cm" presentation:class="title">
          <draw:text-box>
            <text:p text:style-name="P4">法規推論系統</text:p>
          </draw:text-box>
        </draw:frame>
        <draw:frame presentation:style-name="pr8" draw:text-style-name="P10" draw:layer="layout" svg:width="22.86cm" svg:height="12.239cm" svg:x="1.27cm" svg:y="4.445cm" presentation:class="outline" presentation:user-transformed="true">
          <draw:text-box>
            <text:list text:style-name="L4">
              <text:list-item>
                <text:p text:style-name="P9">法規檢核系統必須實作法規推論功能，才能對用藥行為作出檢核。</text:p>
              </text:list-item>
            </text:list>
            <text:list text:style-name="L4">
              <text:list-item>
                <text:p text:style-name="P9">法規推論系統可視為將個案的情況，歸類到適用何條法規，並歸類後，依個案是在法規限制內(合法行為)，或法規限制外(非法行為)應受到何種處置的過程。</text:p>
              </text:list-item>
            </text:list>
          </draw:text-box>
        </draw:frame>
        <presentation:notes draw:style-name="dp2">
          <draw:page-thumbnail draw:style-name="gr1" draw:layer="layout" svg:width="0.001cm" svg:height="0.001cm" svg:x="0cm" svg:y="1.93cm" draw:page-number="3" presentation:class="page"/>
          <draw:frame presentation:style-name="pr9" draw:text-style-name="P4" draw:layer="layout" svg:width="15.239cm" svg:height="11.179cm" svg:x="1.905cm" svg:y="12.065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0" draw:text-style-name="P8" draw:layer="layout" svg:width="22.86cm" svg:height="3.735cm" svg:x="1.27cm" svg:y="0.355cm" presentation:class="title" presentation:user-transformed="true">
          <draw:text-box>
            <text:p text:style-name="P4">法規推論的兩個程序</text:p>
          </draw:text-box>
        </draw:frame>
        <draw:frame presentation:style-name="pr8" draw:text-style-name="P10" draw:layer="layout" svg:width="22.86cm" svg:height="12.239cm" svg:x="1.27cm" svg:y="4.445cm" presentation:class="outline" presentation:user-transformed="true">
          <draw:text-box>
            <text:list text:style-name="L4">
              <text:list-item>
                <text:p text:style-name="P9">本文把上述法規推論的兩個程序，分別稱作「法律歸類」及「法律處置」。</text:p>
              </text:list-item>
            </text:list>
            <text:list text:style-name="L4">
              <text:list-item>
                <text:list>
                  <text:list-item>
                    <text:p text:style-name="P11"><text:span text:style-name="T5">法律歸類</text:span>：其為依個案情況，找出適用的法條，也就是對個案作分法律歸類，而每一條法規視為一個類別。</text:p>
                  </text:list-item>
                </text:list>
              </text:list-item>
            </text:list>
            <text:list text:style-name="L4">
              <text:list-item>
                <text:list>
                  <text:list-item>
                    <text:p text:style-name="P11"><text:span text:style-name="T5">法律處置</text:span>：法律歸類完後，依照法條上的定義，對類別成員所產生的效力。</text:p>
                  </text:list-item>
                </text:list>
              </text:list-item>
            </text:list>
          </draw:text-box>
        </draw:frame>
        <presentation:notes draw:style-name="dp2">
          <draw:page-thumbnail draw:style-name="gr1" draw:layer="layout" svg:width="0.001cm" svg:height="0.001cm" svg:x="0cm" svg:y="1.93cm" draw:page-number="4" presentation:class="page"/>
          <draw:frame presentation:style-name="pr9" draw:text-style-name="P4" draw:layer="layout" svg:width="15.239cm" svg:height="11.179cm" svg:x="1.905cm" svg:y="12.065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1" draw:text-style-name="P4" draw:layer="layout" svg:width="22.86cm" svg:height="3.735cm" svg:x="1.27cm" svg:y="0.355cm" presentation:class="title">
          <draw:text-box>
            <text:p text:style-name="P4">一個例子</text:p>
          </draw:text-box>
        </draw:frame>
        <draw:frame presentation:style-name="pr8" draw:text-style-name="P10" draw:layer="layout" svg:width="22.86cm" svg:height="12.239cm" svg:x="1.27cm" svg:y="4.445cm" presentation:class="outline">
          <draw:text-box>
            <text:list text:style-name="L4">
              <text:list-item>
                <text:p text:style-name="P9"><text:span text:style-name="T5">法律歸類</text:span>：</text:p>
              </text:list-item>
            </text:list>
            <text:list text:style-name="L4">
              <text:list-item>
                <text:list>
                  <text:list-item>
                    <text:p text:style-name="P11">某甲若是一個公務人員，且他在執行業務時，接受廠商的招待，事後並作出對廠商有利的裁決，此個案便可歸類為「貪污治罪條例」上的貪汙罪。</text:p>
                  </text:list-item>
                </text:list>
              </text:list-item>
            </text:list>
            <text:list text:style-name="L4">
              <text:list-item>
                <text:p text:style-name="P9"><text:span text:style-name="T5">法律處置</text:span>：</text:p>
              </text:list-item>
            </text:list>
            <text:list text:style-name="L4">
              <text:list-item>
                <text:list>
                  <text:list-item>
                    <text:p text:style-name="P11">上例的行為，可以判處無期徒刑或十年以上有期徒刑，得併科新台幣一億元以下罰金。</text:p>
                  </text:list-item>
                </text:list>
              </text:list-item>
            </text:list>
          </draw:text-box>
        </draw:frame>
        <presentation:notes draw:style-name="dp2">
          <draw:page-thumbnail draw:style-name="gr1" draw:layer="layout" svg:width="0.001cm" svg:height="0.001cm" svg:x="0cm" svg:y="1.93cm" draw:page-number="5" presentation:class="page"/>
          <draw:frame presentation:style-name="pr9" draw:text-style-name="P4" draw:layer="layout" svg:width="15.239cm" svg:height="11.179cm" svg:x="1.905cm" svg:y="12.065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2" draw:text-style-name="P8" draw:layer="layout" svg:width="22.86cm" svg:height="3.735cm" svg:x="1.27cm" svg:y="0.355cm" presentation:class="title">
          <draw:text-box>
            <text:p text:style-name="P4">法律處置的兩種效果</text:p>
          </draw:text-box>
        </draw:frame>
        <draw:frame presentation:style-name="pr8" draw:text-style-name="P10" draw:layer="layout" svg:width="22.86cm" svg:height="12.239cm" svg:x="1.27cm" svg:y="4.445cm" presentation:class="outline" presentation:user-transformed="true">
          <draw:text-box>
            <text:list text:style-name="L4">
              <text:list-item>
                <text:p text:style-name="P9">法律處置有兩種效果，本文分別稱為「法律剝奪」與「法律給付」</text:p>
              </text:list-item>
            </text:list>
            <text:list text:style-name="L4">
              <text:list-item>
                <text:list>
                  <text:list-item>
                    <text:p text:style-name="P11"><text:span text:style-name="T5">法律剝奪</text:span>：是剝奪法律分類成員的權利，</text:p>
                  </text:list-item>
                </text:list>
              </text:list-item>
            </text:list>
            <text:list text:style-name="L4">
              <text:list-item>
                <text:list>
                  <text:list-item>
                    <text:p text:style-name="P11"><text:span text:style-name="T5">法律給付</text:span>：給予法律分類成員特殊資源。</text:p>
                  </text:list-item>
                </text:list>
              </text:list-item>
            </text:list>
            <text:list text:style-name="L4">
              <text:list-item>
                <text:p text:style-name="P9">本文歸納出，在現代法律制度下，此兩種效果對其未能作法律歸類成員（即找不到適用法條的個案），前者是不剝奪，後者是不給付。</text:p>
              </text:list-item>
            </text:list>
          </draw:text-box>
        </draw:frame>
        <presentation:notes draw:style-name="dp2">
          <draw:page-thumbnail draw:style-name="gr1" draw:layer="layout" svg:width="0.001cm" svg:height="0.001cm" svg:x="0cm" svg:y="1.93cm" draw:page-number="6" presentation:class="page"/>
          <draw:frame presentation:style-name="pr9" draw:text-style-name="P12" draw:layer="layout" svg:width="15.239cm" svg:height="11.179cm" svg:x="1.905cm" svg:y="12.065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3" draw:text-style-name="P13" draw:layer="layout" svg:width="22.86cm" svg:height="3.735cm" svg:x="1.27cm" svg:y="0.355cm" presentation:class="title">
          <draw:text-box>
            <text:p text:style-name="P4"><text:span text:style-name="T3">法律剝奪與罪刑法定主義</text:span><text:span text:style-name="T3">(legality)</text:span></text:p>
          </draw:text-box>
        </draw:frame>
        <draw:frame presentation:style-name="pr8" draw:text-style-name="P10" draw:layer="layout" svg:width="22.86cm" svg:height="12.239cm" svg:x="1.27cm" svg:y="4.445cm" presentation:class="outline" presentation:user-transformed="true">
          <draw:text-box>
            <text:list text:style-name="L4">
              <text:list-item>
                <text:p text:style-name="P9"><text:span text:style-name="T5">罪刑法定主義</text:span>：</text:p>
              </text:list-item>
            </text:list>
            <text:list text:style-name="L4">
              <text:list-item>
                <text:list>
                  <text:list-item>
                    <text:p text:style-name="P11">在法律剝奪上，對未能作法律歸類成員的重要規範，稱為罪刑法定主義(legality)，這是現代法律體系的重要本質，其意義為「法無明文規定不為罪，法無明文規定不處罰」。</text:p>
                  </text:list-item>
                </text:list>
              </text:list-item>
            </text:list>
            <text:list text:style-name="L4">
              <text:list-item>
                <text:list>
                  <text:list-item>
                    <text:p text:style-name="P11">故若法律其法律處置是屬於法律剝奪，則法規知識模型以<text:span text:style-name="T5">反面列表</text:span>為佳，未列表者，視為合法，較能簡單符合法無明文規定不處罰。</text:p>
                  </text:list-item>
                </text:list>
              </text:list-item>
            </text:list>
          </draw:text-box>
        </draw:frame>
        <presentation:notes draw:style-name="dp2">
          <draw:page-thumbnail draw:style-name="gr1" draw:layer="layout" svg:width="0.001cm" svg:height="0.001cm" svg:x="0cm" svg:y="1.93cm" draw:page-number="7" presentation:class="page"/>
          <draw:frame presentation:style-name="pr9" draw:text-style-name="P12" draw:layer="layout" svg:width="15.239cm" svg:height="11.179cm" svg:x="1.905cm" svg:y="12.065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4" draw:text-style-name="P8" draw:layer="layout" svg:width="22.86cm" svg:height="3.735cm" svg:x="1.27cm" svg:y="0.355cm" presentation:class="title">
          <draw:text-box>
            <text:p text:style-name="P4">法律給付與防止濫用資源</text:p>
          </draw:text-box>
        </draw:frame>
        <draw:frame presentation:style-name="pr8" draw:text-style-name="P10" draw:layer="layout" svg:width="22.86cm" svg:height="12.239cm" svg:x="1.27cm" svg:y="4.445cm" presentation:class="outline" presentation:user-transformed="true">
          <draw:text-box>
            <text:list text:style-name="L4">
              <text:list-item>
                <text:p text:style-name="P9"><text:span text:style-name="T5">防止濫用資源</text:span>：</text:p>
              </text:list-item>
            </text:list>
            <text:list text:style-name="L4">
              <text:list-item>
                <text:list>
                  <text:list-item>
                    <text:p text:style-name="P11">法律給付的法條其目的通常是防止濫用資源，例如「全民健康保險藥品給付規定」是用來防止濫用醫療資源，是故法條的重點是要明確定出那些情況是可以動用資源的，法律未定義，即不能申請給付。</text:p>
                  </text:list-item>
                </text:list>
              </text:list-item>
            </text:list>
            <text:list text:style-name="L4">
              <text:list-item>
                <text:list>
                  <text:list-item>
                    <text:p text:style-name="P11">故若法律其法律處置是屬於法律給付，則法規知識模型以<text:span text:style-name="T5">正面列表</text:span>為佳，未列表者，視為不合法，較能簡單符合法無明文規定不給付。 </text:p>
                  </text:list-item>
                </text:list>
              </text:list-item>
            </text:list>
          </draw:text-box>
        </draw:frame>
        <presentation:notes draw:style-name="dp2">
          <draw:page-thumbnail draw:style-name="gr1" draw:layer="layout" svg:width="0.001cm" svg:height="0.001cm" svg:x="0cm" svg:y="1.93cm" draw:page-number="8" presentation:class="page"/>
          <draw:frame presentation:style-name="pr9" draw:text-style-name="P12" draw:layer="layout" svg:width="15.239cm" svg:height="11.179cm" svg:x="1.905cm" svg:y="12.065cm" presentation:class="notes" presentation:placeholder="true">
            <draw:text-box/>
          </draw:frame>
        </presentation:notes>
      </draw:page>
      <draw:page draw:name="page9" draw:style-name="dp1" draw:master-page-name="標準">
        <office:forms form:automatic-focus="false" form:apply-design-mode="false"/>
        <draw:frame presentation:style-name="pr15" draw:text-style-name="P2" draw:layer="layout" svg:width="22.86cm" svg:height="3.176cm" svg:x="1.098cm" svg:y="5.123cm" presentation:class="title" presentation:user-transformed="true">
          <draw:text-box>
            <text:p text:style-name="P1"><text:span text:style-name="T2">Q&amp;A</text:span></text:p>
          </draw:text-box>
        </draw:frame>
        <presentation:notes draw:style-name="dp2">
          <draw:page-thumbnail draw:style-name="gr1" draw:layer="layout" svg:width="7.142cm" svg:height="9.524cm" svg:x="5.953cm" svg:y="1.93cm" draw:page-number="9" presentation:class="page"/>
          <draw:frame presentation:style-name="pr16" draw:text-style-name="P4" draw:layer="layout" svg:width="15.239cm" svg:height="11.43cm" svg:x="1.905cm" svg:y="12.065cm" presentation:class="notes" presentation:placeholder="true">
            <draw:text-box/>
          </draw:frame>
        </presentation:notes>
      </draw:page>
      <draw:page draw:name="page10" draw:style-name="dp1" draw:master-page-name="標準">
        <office:forms form:automatic-focus="false" form:apply-design-mode="false"/>
        <draw:custom-shape draw:style-name="gr2" draw:text-style-name="P15" draw:layer="layout" svg:width="17.435cm" svg:height="2.293cm" svg:x="3.705cm" svg:y="6.324cm">
          <text:p text:style-name="P14"><text:span text:style-name="T6">報告完畢、謝謝大家！</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0" presentation:class="page"/>
          <draw:frame presentation:style-name="pr16" draw:text-style-name="P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837763" draw:end-color="#463416" draw:start-intensity="100%" draw:end-intensity="100%" draw:angle="0" draw:border="0%"/>
    <draw:gradient draw:name="Gradient_20_11" draw:display-name="Gradient 11" draw:style="linear" draw:start-color="#72644e" draw:end-color="#463416" draw:start-intensity="100%" draw:end-intensity="100%" draw:angle="0" draw:border="0%"/>
    <draw:gradient draw:name="Gradient_20_7" draw:display-name="Gradient 7" draw:style="linear" draw:start-color="#001746" draw:end-color="#003399" draw:start-intensity="100%" draw:end-intensity="100%" draw:angle="0" draw:border="0%"/>
    <draw:gradient draw:name="Gradient_20_8" draw:display-name="Gradient 8" draw:style="linear" draw:start-color="#003399" draw:end-color="#33cccc" draw:start-intensity="100%" draw:end-intensity="100%" draw:angle="0" draw:border="0%"/>
    <draw:gradient draw:name="Gradient_20_9" draw:display-name="Gradient 9" draw:style="linear" draw:start-color="#00ffcc" draw:end-color="#003399" draw:start-intensity="100%" draw:end-intensity="100%" draw:angle="31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MingLiU" style:font-family-generic-asian="system" style:font-pitch-asian="variable" style:font-size-asian="24pt" style:language-asian="zh" style:country-asian="TW"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title" style:family="presentation">
      <style:graphic-properties draw:stroke="none" draw:fill="none" draw:textarea-vertical-align="middle">
        <text:list-style style:name="標準-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e3ff" style:text-outline="false" style:text-line-through-style="none" style:text-position="0% 100%" fo:font-family="Arial" style:font-pitch="variable" fo:font-size="44pt" fo:font-style="normal" fo:text-shadow="1pt 1pt" style:text-underline-style="none" fo:font-weight="normal" style:font-family-asian="標楷體" style:font-family-generic-asian="script" style:font-pitch-asian="fixed" style:font-size-asian="44pt" style:font-style-asian="normal" style:font-weight-asian="normal" style:font-family-complex="標楷體" style:font-family-generic-complex="script" style:font-pitch-complex="fixed" style:font-size-complex="44pt" style:font-style-complex="normal" style:font-weight-complex="normal" style:text-emphasize="none" style:font-relief="none"/>
    </style:style>
    <style:style style:name="標準-subtitle" style:family="presentation">
      <style:graphic-properties draw:stroke="none" draw:fill="none" draw:textarea-vertical-align="middle">
        <text:list-style style:name="標準-sub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e3e3ff" fo:font-size="100%"/>
          </text:list-level-style-bullet>
          <text:list-level-style-bullet text:level="6" text:bullet-char="•">
            <style:list-level-properties text:space-before="5.08cm"/>
            <style:text-properties fo:font-family="Arial" style:font-family-generic="swiss" style:font-pitch="variable" fo:color="#e3e3ff" fo:font-size="100%"/>
          </text:list-level-style-bullet>
          <text:list-level-style-bullet text:level="7" text:bullet-char="•">
            <style:list-level-properties text:space-before="5.08cm"/>
            <style:text-properties fo:font-family="Arial" style:font-family-generic="swiss" style:font-pitch="variable" fo:color="#e3e3ff" fo:font-size="100%"/>
          </text:list-level-style-bullet>
          <text:list-level-style-bullet text:level="8" text:bullet-char="•">
            <style:list-level-properties text:space-before="5.08cm"/>
            <style:text-properties fo:font-family="Arial" style:font-family-generic="swiss" style:font-pitch="variable" fo:color="#e3e3ff" fo:font-size="100%"/>
          </text:list-level-style-bullet>
          <text:list-level-style-bullet text:level="9" text:bullet-char="•">
            <style:list-level-properties text:space-before="5.08cm"/>
            <style:text-properties fo:font-family="Arial" style:font-family-generic="swiss" style:font-pitch="variable" fo:color="#e3e3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normal"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準-background" style:family="presentation">
      <style:graphic-properties draw:stroke="none" draw:fill="gradient" draw:fill-color="#003399" draw:fill-gradient-name="Gradient_20_7" draw:textarea-horizontal-align="center" draw:textarea-vertical-align="middle" draw:shadow="hidden"/>
      <style:paragraph-properties fo:text-align="center"/>
    </style:style>
    <style:style style:name="標準-backgroundobjects" style:family="presentation">
      <style:graphic-properties draw:shadow="hidden" draw:shadow-offset-x="0.3cm" draw:shadow-offset-y="0.3cm" draw:shadow-color="#808080">
        <text:list-style style:name="標準-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準-notes" style:family="presentation">
      <style:graphic-properties draw:stroke="none" draw:fill="none">
        <text:list-style style:name="標準-notes">
          <text:list-level-style-bullet text:level="1" text:bullet-char="•">
            <style:text-properties fo:font-family="'Times New Roman'" style:font-family-generic="roman" style:font-pitch="variable" fo:color="#28b0a9" fo:font-size="100%"/>
          </text:list-level-style-bullet>
          <text:list-level-style-bullet text:level="2" text:bullet-char="•">
            <style:list-level-properties text:space-before="1.27cm"/>
            <style:text-properties fo:font-family="'Times New Roman'" style:font-family-generic="roman" style:font-pitch="variable" fo:color="#28b0a9" fo:font-size="100%"/>
          </text:list-level-style-bullet>
          <text:list-level-style-bullet text:level="3" text:bullet-char="•">
            <style:list-level-properties text:space-before="2.54cm"/>
            <style:text-properties fo:font-family="'Times New Roman'" style:font-family-generic="roman" style:font-pitch="variable" fo:color="#28b0a9" fo:font-size="100%"/>
          </text:list-level-style-bullet>
          <text:list-level-style-bullet text:level="4" text:bullet-char="•">
            <style:list-level-properties text:space-before="3.81cm"/>
            <style:text-properties fo:font-family="'Times New Roman'" style:font-family-generic="roman" style:font-pitch="variable" fo:color="#28b0a9" fo:font-size="100%"/>
          </text:list-level-style-bullet>
          <text:list-level-style-bullet text:level="5" text:bullet-char="•">
            <style:list-level-properties text:space-before="5.08cm"/>
            <style:text-properties fo:font-family="'Times New Roman'" style:font-family-generic="roman" style:font-pitch="variable" fo:color="#28b0a9" fo:font-size="100%"/>
          </text:list-level-style-bullet>
          <text:list-level-style-bullet text:level="6" text:bullet-char="•">
            <style:list-level-properties text:space-before="5.08cm"/>
            <style:text-properties fo:font-family="'Times New Roman'" style:font-family-generic="roman" style:font-pitch="variable" fo:color="#28b0a9" fo:font-size="100%"/>
          </text:list-level-style-bullet>
          <text:list-level-style-bullet text:level="7" text:bullet-char="•">
            <style:list-level-properties text:space-before="5.08cm"/>
            <style:text-properties fo:font-family="'Times New Roman'" style:font-family-generic="roman" style:font-pitch="variable" fo:color="#28b0a9" fo:font-size="100%"/>
          </text:list-level-style-bullet>
          <text:list-level-style-bullet text:level="8" text:bullet-char="•">
            <style:list-level-properties text:space-before="5.08cm"/>
            <style:text-properties fo:font-family="'Times New Roman'" style:font-family-generic="roman" style:font-pitch="variable" fo:color="#28b0a9" fo:font-size="100%"/>
          </text:list-level-style-bullet>
          <text:list-level-style-bullet text:level="9" text:bullet-char="•">
            <style:list-level-properties text:space-before="5.08cm"/>
            <style:text-properties fo:font-family="'Times New Roman'" style:font-family-generic="roman" style:font-pitch="variable" fo:color="#28b0a9" fo:font-size="100%"/>
          </text:list-level-style-bullet>
          <text:list-level-style-bullet text:level="10" text:bullet-char="•">
            <style:list-level-properties text:space-before="5.08cm"/>
            <style:text-properties fo:font-family="'Times New Roman'" style:font-family-generic="roman" style:font-pitch="variable" fo:color="#28b0a9"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8b0a9" style:text-outline="false" style:text-line-through-style="none" style:text-position="0% 100%" fo:font-family="'Times New Roman'" style:font-family-generic="roman"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準-outline2" style:family="presentation" style:parent-style-name="標準-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font-relief="none"/>
    </style:style>
    <style:style style:name="標準-outline3" style:family="presentation" style:parent-style-name="標準-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標準-outline4" style:family="presentation" style:parent-style-name="標準-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5" style:family="presentation" style:parent-style-name="標準-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6" style:family="presentation" style:parent-style-name="標準-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7" style:family="presentation" style:parent-style-name="標準-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8" style:family="presentation" style:parent-style-name="標準-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9" style:family="presentation" style:parent-style-name="標準-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title" style:family="presentation">
      <style:graphic-properties draw:stroke="none" draw:fill="none" draw:textarea-vertical-align="middle">
        <text:list-style style:name="標題1-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e3ff" style:text-outline="false" style:text-line-through-style="none" style:text-position="0% 100%" fo:font-family="Arial" style:font-pitch="variable" fo:font-size="44pt" fo:font-style="normal" fo:text-shadow="1pt 1pt" style:text-underline-style="none" fo:font-weight="normal" style:letter-kerning="true" style:font-family-asian="標楷體" style:font-family-generic-asian="script" style:font-pitch-asian="fixed" style:font-size-asian="44pt" style:font-style-asian="normal" style:font-weight-asian="normal" style:font-family-complex="標楷體" style:font-family-generic-complex="script" style:font-pitch-complex="fixed" style:font-size-complex="44pt" style:font-style-complex="normal" style:font-weight-complex="normal" style:text-emphasize="none" style:font-relief="none"/>
    </style:style>
    <style:style style:name="標題1-subtitle" style:family="presentation">
      <style:graphic-properties draw:stroke="none" draw:fill="none" draw:textarea-vertical-align="middle">
        <text:list-style style:name="標題1-sub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e3e3ff" fo:font-size="100%"/>
          </text:list-level-style-bullet>
          <text:list-level-style-bullet text:level="6" text:bullet-char="•">
            <style:list-level-properties text:space-before="5.08cm"/>
            <style:text-properties fo:font-family="Arial" style:font-family-generic="swiss" style:font-pitch="variable" fo:color="#e3e3ff" fo:font-size="100%"/>
          </text:list-level-style-bullet>
          <text:list-level-style-bullet text:level="7" text:bullet-char="•">
            <style:list-level-properties text:space-before="5.08cm"/>
            <style:text-properties fo:font-family="Arial" style:font-family-generic="swiss" style:font-pitch="variable" fo:color="#e3e3ff" fo:font-size="100%"/>
          </text:list-level-style-bullet>
          <text:list-level-style-bullet text:level="8" text:bullet-char="•">
            <style:list-level-properties text:space-before="5.08cm"/>
            <style:text-properties fo:font-family="Arial" style:font-family-generic="swiss" style:font-pitch="variable" fo:color="#e3e3ff" fo:font-size="100%"/>
          </text:list-level-style-bullet>
          <text:list-level-style-bullet text:level="9" text:bullet-char="•">
            <style:list-level-properties text:space-before="5.08cm"/>
            <style:text-properties fo:font-family="Arial" style:font-family-generic="swiss" style:font-pitch="variable" fo:color="#e3e3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normal" style:letter-kerning="true"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題1-background" style:family="presentation">
      <style:graphic-properties draw:stroke="none" draw:fill="gradient" draw:fill-color="#003399" draw:fill-gradient-name="Gradient_20_7" draw:textarea-horizontal-align="center" draw:textarea-vertical-align="middle" draw:shadow="hidden"/>
      <style:paragraph-properties fo:text-align="center"/>
    </style:style>
    <style:style style:name="標題1-backgroundobjects" style:family="presentation">
      <style:graphic-properties draw:shadow="hidden" draw:shadow-offset-x="0.3cm" draw:shadow-offset-y="0.3cm" draw:shadow-color="#808080"/>
      <style:text-properties style:letter-kerning="true"/>
    </style:style>
    <style:style style:name="標題1-notes" style:family="presentation">
      <style:graphic-properties draw:stroke="none" draw:fill="none">
        <text:list-style style:name="標題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style>
    <style:style style:name="標題1-outline1" style:family="presentation">
      <style:graphic-properties draw:stroke="none" draw:fill="none">
        <text:list-style style:name="標題1-outline1">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題1-outline2" style:family="presentation" style:parent-style-name="標題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font-relief="none"/>
    </style:style>
    <style:style style:name="標題1-outline3" style:family="presentation" style:parent-style-name="標題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標題1-outline4" style:family="presentation" style:parent-style-name="標題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5" style:family="presentation" style:parent-style-name="標題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6" style:family="presentation" style:parent-style-name="標題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7" style:family="presentation" style:parent-style-name="標題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8" style:family="presentation" style:parent-style-name="標題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9" style:family="presentation" style:parent-style-name="標題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gradient" draw:fill-color="#003399"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gradient" draw:fill-color="#003399" draw:fill-gradient-name="Gradient_20_8" draw:opacity="100%"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gradient" draw:fill-color="#003399" draw:fill-gradient-name="Gradient_20_7"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gradient" draw:fill-color="#003399" draw:fill-gradient-name="Gradient_20_9" draw:opacity="100%"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463416" draw:fill-gradient-name="Gradient_20_10"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463416"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gradient" draw:fill-color="#463416" draw:fill-gradient-name="Gradient_20_11" draw:textarea-horizontal-align="left" draw:textarea-vertical-align="top" draw:auto-grow-height="false" fo:padding-top="0.13cm" fo:padding-bottom="0.13cm" fo:padding-left="0.25cm" fo:padding-right="0.25cm" fo:wrap-option="no-wrap" draw:shadow="hidden"/>
    </style:style>
    <style:style style:name="pr1" style:family="presentation" style:parent-style-name="標準-title">
      <style:graphic-properties draw:fill-color="#ffffff" draw:auto-grow-height="false" fo:min-height="3.181cm"/>
    </style:style>
    <style:style style:name="pr2" style:family="presentation" style:parent-style-name="標準-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3" style:family="presentation" style:parent-style-name="標準-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4" style:family="presentation" style:parent-style-name="標準-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5" style:family="presentation" style:parent-style-name="標題1-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6" style:family="presentation" style:parent-style-name="標題1-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7" style:family="presentation" style:parent-style-name="標題1-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text-indent="0cm"/>
    </style:style>
    <style:style style:name="P5" style:family="paragraph">
      <style:paragraph-properties fo:margin-left="0cm" fo:margin-right="0cm" fo:line-height="100%" text:enable-numbering="false" fo:text-indent="0cm" style:writing-mode="lr-tb"/>
    </style:style>
    <style:style style:name="P6" style:family="paragraph">
      <style:paragraph-properties fo:margin-left="0cm" fo:margin-right="0cm" fo:line-height="100%" fo:text-align="center" text:enable-numbering="false" fo:text-indent="0cm" style:writing-mode="lr-tb"/>
    </style:style>
    <style:style style:name="P7" style:family="paragraph">
      <style:paragraph-properties fo:margin-left="0cm" fo:margin-right="0cm" fo:line-height="100%"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ffffff" fo:font-family="Arial" style:font-pitch="variable" fo:font-size="12pt" fo:language="en" fo:country="US" fo:text-shadow="1pt 1pt" style:font-size-asian="12pt" style:language-asian="zh" style:country-asian="TW" style:font-size-complex="12pt"/>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編號&gt;</text:page-number></text:span></text:p>
        </draw:text-box>
      </draw:frame>
    </style:handout-master>
    <style:master-page style:name="標準" style:page-layout-name="PM1" draw:style-name="dp1">
      <office:forms form:automatic-focus="false" form:apply-design-mode="false"/>
      <draw:g>
        <draw:custom-shape draw:style-name="gr3" draw:text-style-name="P3" draw:layer="backgroundobjects" svg:width="25.4cm" svg:height="5.503cm" svg:x="0cm" svg:y="13.547cm">
          <text:p text:style-name="P4"/>
          <draw:enhanced-geometry svg:viewBox="0 0 6027 2296" draw:type="non-primitive" draw:enhanced-path="M 6027 2296 L 0 2296 0 0 6027 0 6027 2296 6027 2296 Z N"/>
        </draw:custom-shape>
        <draw:custom-shape draw:style-name="gr4" draw:text-style-name="P3" draw:layer="backgroundobjects" svg:width="25.4cm" svg:height="13.547cm" svg:x="0cm" svg:y="0cm">
          <text:p text:style-name="P4"/>
          <draw:enhanced-geometry svg:viewBox="0 0 6027 2296" draw:type="non-primitive" draw:enhanced-path="M 6027 2296 L 0 2296 0 0 6027 0 6027 2296 6027 2296 Z N"/>
        </draw:custom-shape>
      </draw:g>
      <draw:custom-shape draw:style-name="gr5" draw:text-style-name="P3" draw:layer="backgroundobjects" svg:width="8.043cm" svg:height="1.694cm" svg:x="17.357cm" svg:y="17.396cm">
        <text:p text:style-name="P4"/>
        <draw:enhanced-geometry svg:viewBox="0 0 5748 246" draw:type="non-primitive" draw:enhanced-path="M 5748 246 L 0 246 0 0 5748 0 5748 246 5748 246 Z N"/>
      </draw:custom-shape>
      <draw:g>
        <draw:custom-shape draw:style-name="gr6" draw:text-style-name="P3" draw:layer="backgroundobjects" svg:width="14.287cm" svg:height="2.363cm" svg:x="6.562cm" svg:y="16.722cm">
          <text:p text:style-name="P4"/>
          <draw:enhanced-geometry svg:viewBox="0 0 3240 536" draw:type="non-primitive" draw:enhanced-path="M 3132 469 L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Z N"/>
        </draw:custom-shape>
        <draw:g>
          <draw:custom-shape draw:style-name="gr7" draw:text-style-name="P3" draw:layer="backgroundobjects" svg:width="4.392cm" svg:height="2.35cm" svg:x="17.41cm" svg:y="16.753cm">
            <text:p text:style-name="P4"/>
            <draw:enhanced-geometry svg:viewBox="0 0 996 533" draw:type="non-primitive" draw:enhanced-path="M 636 373 L 495 370 280 249 127 66 0 0 22 26 0 65 30 119 75 243 45 422 200 329 612 533 996 529 828 473 636 373 Z N"/>
          </draw:custom-shape>
          <draw:custom-shape draw:style-name="gr7" draw:text-style-name="P3" draw:layer="backgroundobjects" svg:width="0.82cm" svg:height="1.742cm" svg:x="11.805cm" svg:y="16.722cm">
            <text:p text:style-name="P4"/>
            <draw:enhanced-geometry svg:viewBox="0 0 186 353" draw:type="non-primitive" draw:enhanced-path="M 36 0 L 54 18 24 30 18 66 42 114 48 162 0 353 54 233 84 216 126 126 144 120 144 90 186 66 162 60 36 0 36 0 Z N"/>
          </draw:custom-shape>
          <draw:custom-shape draw:style-name="gr7" draw:text-style-name="P3" draw:layer="backgroundobjects" svg:width="1.667cm" svg:height="1.195cm" svg:x="13.361cm" svg:y="17.167cm">
            <text:p text:style-name="P4"/>
            <draw:enhanced-geometry svg:viewBox="0 0 378 271" draw:type="non-primitive" draw:enhanced-path="M 18 0 L 12 13 0 40 60 121 310 271 290 139 378 76 251 94 90 54 18 0 18 0 Z N"/>
          </draw:custom-shape>
          <draw:custom-shape draw:style-name="gr7" draw:text-style-name="P3" draw:layer="backgroundobjects" svg:width="0.684cm" svg:height="0.326cm" svg:x="15.998cm" svg:y="17.048cm">
            <text:p text:style-name="P4"/>
            <draw:enhanced-geometry svg:viewBox="0 0 155 66" draw:type="non-primitive" draw:enhanced-path="M 114 0 L 0 0 0 0 6 6 6 18 0 24 78 60 96 42 155 66 126 24 149 0 114 0 114 0 Z N"/>
          </draw:custom-shape>
          <draw:custom-shape draw:style-name="gr7" draw:text-style-name="P3" draw:layer="backgroundobjects" svg:width="0.185cm" svg:height="0.357cm" svg:x="10.963cm" svg:y="17.017cm">
            <text:p text:style-name="P4"/>
            <draw:enhanced-geometry svg:viewBox="0 0 42 72" draw:type="non-primitive" draw:enhanced-path="M 6 36 L 0 18 12 6 0 6 12 6 24 6 36 6 42 0 30 18 42 48 12 72 6 36 6 36 Z N"/>
          </draw:custom-shape>
        </draw:g>
        <draw:custom-shape draw:style-name="gr8" draw:text-style-name="P3" draw:layer="backgroundobjects" svg:width="17.533cm" svg:height="2.359cm" svg:x="0cm" svg:y="16.722cm">
          <text:p text:style-name="P4"/>
          <draw:enhanced-geometry svg:viewBox="0 0 3976 527" draw:type="non-primitive" draw:enhanced-path="M 3976 527 L 3970 527 3844 509 2487 305 2039 36 1907 24 1883 54 1859 54 1830 30 1704 102 1608 126 1561 132 1495 102 1357 126 1285 24 1280 18 1262 12 1238 6 1220 0 1196 0 1166 0 1142 0 1136 0 1130 0 1124 6 1118 12 1100 18 1088 18 1070 24 1052 30 1034 36 1028 42 969 60 921 72 855 48 825 48 759 72 735 72 706 60 640 60 544 72 389 18 323 60 317 60 305 72 287 78 263 90 203 120 149 150 78 168 0 180 0 527 1010 527 3725 527 3976 527 3976 527 Z N"/>
        </draw:custom-shape>
      </draw:g>
      <draw:g>
        <draw:custom-shape draw:style-name="gr7" draw:text-style-name="P3" draw:layer="backgroundobjects" svg:width="1.61cm" svg:height="1.283cm" svg:x="5.274cm" svg:y="16.726cm">
          <text:p text:style-name="P4"/>
          <draw:enhanced-geometry svg:viewBox="0 0 365 287" draw:type="non-primitive" draw:enhanced-path="M 24 24 L 0 60 66 108 143 180 191 168 341 287 305 174 365 132 359 126 335 114 299 90 257 72 215 54 173 36 143 24 131 18 107 18 95 18 72 12 66 12 54 6 42 0 30 0 24 24 24 24 Z N"/>
        </draw:custom-shape>
        <draw:custom-shape draw:style-name="gr7" draw:text-style-name="P3" draw:layer="backgroundobjects" svg:width="8.965cm" svg:height="2.2cm" svg:x="8.568cm" svg:y="16.885cm">
          <text:p text:style-name="P4"/>
          <draw:enhanced-geometry svg:viewBox="0 0 2033 499" draw:type="non-primitive" draw:enhanced-path="M 186 18 L 138 6 96 0 36 0 12 25 0 128 60 104 90 134 150 153 209 273 401 359 777 359 2033 499 2033 499 1991 493 676 243 514 159 425 110 365 92 281 61 186 18 186 18 Z N"/>
        </draw:custom-shape>
        <draw:custom-shape draw:style-name="gr7" draw:text-style-name="P3" draw:layer="backgroundobjects" svg:width="0.313cm" svg:height="0.269cm" svg:x="8.07cm" svg:y="16.858cm">
          <text:p text:style-name="P4"/>
          <draw:enhanced-geometry svg:viewBox="0 0 71 60" draw:type="non-primitive" draw:enhanced-path="M 0 18 L 6 18 12 12 6 6 0 0 29 18 53 18 59 30 65 42 71 54 71 60 59 54 47 42 23 30 23 36 18 42 12 48 6 48 6 48 6 36 0 18 0 18 Z N"/>
        </draw:custom-shape>
        <draw:custom-shape draw:style-name="gr7" draw:text-style-name="P3" draw:layer="backgroundobjects" svg:width="0.71cm" svg:height="0.723cm" svg:x="3.77cm" svg:y="16.942cm">
          <text:p text:style-name="P4"/>
          <draw:enhanced-geometry svg:viewBox="0 0 161 162" draw:type="non-primitive" draw:enhanced-path="M 30 0 L 48 6 72 6 114 12 96 54 96 60 102 72 108 84 120 96 143 114 155 138 161 156 161 162 96 102 30 54 0 0 30 0 30 0 Z N"/>
        </draw:custom-shape>
        <draw:custom-shape draw:style-name="gr7" draw:text-style-name="P3" draw:layer="backgroundobjects" svg:width="0.26cm" svg:height="0.269cm" svg:x="3.113cm" svg:y="16.995cm">
          <text:p text:style-name="P4"/>
          <draw:enhanced-geometry svg:viewBox="0 0 59 60" draw:type="non-primitive" draw:enhanced-path="M 59 6 L 41 30 41 36 47 42 53 54 53 60 47 54 35 48 23 36 17 30 0 0 59 6 59 6 Z N"/>
        </draw:custom-shape>
        <draw:custom-shape draw:style-name="gr7" draw:text-style-name="P3" draw:layer="backgroundobjects" svg:width="1.08cm" svg:height="0.913cm" svg:x="1.742cm" svg:y="16.805cm">
          <text:p text:style-name="P4"/>
          <draw:enhanced-geometry svg:viewBox="0 0 245 204" draw:type="non-primitive" draw:enhanced-path="M 233 36 L 245 42 209 84 143 132 167 156 179 204 77 132 47 84 89 66 59 36 0 12 0 0 6 0 12 0 47 6 77 6 83 6 89 6 101 12 125 12 143 18 149 18 149 18 203 24 233 36 233 36 Z N"/>
        </draw:custom-shape>
      </draw:g>
      <draw:frame presentation:style-name="pr1" draw:text-style-name="P4" draw:layer="backgroundobjects" svg:width="22.86cm" svg:height="3.985cm" svg:x="1.27cm" svg:y="0.23cm" presentation:class="title">
        <draw:text-box>
          <text:p text:style-name="P4">請按一下鼠標，編輯標題文的格式。</text:p>
        </draw:text-box>
      </draw:frame>
      <draw:frame presentation:style-name="標準-outline1" draw:layer="backgroundobjects" svg:width="22.86cm" svg:height="12.489cm" svg:x="1.27cm" svg:y="4.445cm" presentation:class="outline" presentation:placeholder="true">
        <draw:text-box/>
      </draw:frame>
      <draw:frame presentation:style-name="pr2" draw:text-style-name="P5" draw:layer="backgroundobjects" svg:width="5.927cm" svg:height="1.271cm" svg:x="1.269cm" svg:y="17.356cm" presentation:class="date-time">
        <draw:text-box>
          <text:p text:style-name="P5"><text:span text:style-name="T2"><presentation:date-time/></text:span></text:p>
        </draw:text-box>
      </draw:frame>
      <draw:frame presentation:style-name="pr3" draw:text-style-name="P6" draw:layer="backgroundobjects" svg:width="8.044cm" svg:height="1.271cm" svg:x="8.678cm" svg:y="17.356cm" presentation:class="footer">
        <draw:text-box>
          <text:p text:style-name="P6"><text:span text:style-name="T2"><presentation:footer/></text:span></text:p>
        </draw:text-box>
      </draw:frame>
      <draw:frame presentation:style-name="pr4" draw:text-style-name="P7" draw:layer="backgroundobjects" svg:width="5.927cm" svg:height="1.271cm" svg:x="18.202cm" svg:y="17.356cm" presentation:class="page-number">
        <draw:text-box>
          <text:p text:style-name="P7"><text:span text:style-name="T2"><text:page-number>&lt;編號&gt;</text:page-number></text:span></text:p>
        </draw:text-box>
      </draw:frame>
      <presentation:notes style:page-layout-name="PM0">
        <draw:page-thumbnail presentation:style-name="標準-title" draw:layer="backgroundobjects" svg:width="0.001cm" svg:height="0.001cm" svg:x="0cm" svg:y="1.93cm" presentation:class="page"/>
        <draw:frame presentation:style-name="標準-notes" draw:layer="backgroundobjects" svg:width="15.239cm" svg:height="11.429cm" svg:x="1.905cm" svg:y="12.065cm" presentation:class="notes" presentation:placeholder="true">
          <draw:text-box/>
        </draw:frame>
      </presentation:notes>
    </style:master-page>
    <style:master-page style:name="標題1" style:page-layout-name="PM1" draw:style-name="dp1">
      <office:forms form:automatic-focus="false" form:apply-design-mode="false"/>
      <draw:g>
        <draw:custom-shape draw:style-name="gr3" draw:text-style-name="P3" draw:layer="backgroundobjects" svg:width="25.4cm" svg:height="5.503cm" svg:x="-0.018cm" svg:y="13.604cm">
          <text:p text:style-name="P4"/>
          <draw:enhanced-geometry svg:viewBox="0 0 6027 2296" draw:type="non-primitive" draw:enhanced-path="M 6027 2296 L 0 2296 0 0 6027 0 6027 2296 6027 2296 Z N"/>
        </draw:custom-shape>
        <draw:custom-shape draw:style-name="gr4" draw:text-style-name="P3" draw:layer="backgroundobjects" svg:width="25.4cm" svg:height="13.547cm" svg:x="-0.018cm" svg:y="0.057cm">
          <text:p text:style-name="P4"/>
          <draw:enhanced-geometry svg:viewBox="0 0 6027 2296" draw:type="non-primitive" draw:enhanced-path="M 6027 2296 L 0 2296 0 0 6027 0 6027 2296 6027 2296 Z N"/>
        </draw:custom-shape>
      </draw:g>
      <draw:custom-shape draw:style-name="gr5" draw:text-style-name="P3" draw:layer="backgroundobjects" svg:width="8.043cm" svg:height="1.693cm" svg:x="17.339cm" svg:y="17.414cm">
        <text:p text:style-name="P4"/>
        <draw:enhanced-geometry svg:viewBox="0 0 5748 246" draw:type="non-primitive" draw:enhanced-path="M 5748 246 L 0 246 0 0 5748 0 5748 246 5748 246 Z N"/>
      </draw:custom-shape>
      <draw:g>
        <draw:custom-shape draw:style-name="gr6" draw:text-style-name="P3" draw:layer="backgroundobjects" svg:width="14.286cm" svg:height="2.363cm" svg:x="6.557cm" svg:y="16.761cm">
          <text:p text:style-name="P4"/>
          <draw:enhanced-geometry svg:viewBox="0 0 3240 536" draw:type="non-primitive" draw:enhanced-path="M 3132 469 L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Z N"/>
        </draw:custom-shape>
        <draw:g>
          <draw:custom-shape draw:style-name="gr7" draw:text-style-name="P3" draw:layer="backgroundobjects" svg:width="4.382cm" svg:height="2.332cm" svg:x="17.404cm" svg:y="16.792cm">
            <text:p text:style-name="P4"/>
            <draw:enhanced-geometry svg:viewBox="0 0 994 529" draw:type="non-primitive" draw:enhanced-path="M 636 373 L 495 370 280 249 127 66 0 0 22 26 0 65 30 119 75 243 45 422 200 329 592 527 994 529 828 473 636 373 Z N"/>
          </draw:custom-shape>
          <draw:custom-shape draw:style-name="gr7" draw:text-style-name="P3" draw:layer="backgroundobjects" svg:width="0.819cm" svg:height="1.742cm" svg:x="11.799cm" svg:y="16.761cm">
            <text:p text:style-name="P4"/>
            <draw:enhanced-geometry svg:viewBox="0 0 186 353" draw:type="non-primitive" draw:enhanced-path="M 36 0 L 54 18 24 30 18 66 42 114 48 162 0 353 54 233 84 216 126 126 144 120 144 90 186 66 162 60 36 0 36 0 Z N"/>
          </draw:custom-shape>
          <draw:custom-shape draw:style-name="gr7" draw:text-style-name="P3" draw:layer="backgroundobjects" svg:width="1.666cm" svg:height="1.195cm" svg:x="13.355cm" svg:y="17.206cm">
            <text:p text:style-name="P4"/>
            <draw:enhanced-geometry svg:viewBox="0 0 378 271" draw:type="non-primitive" draw:enhanced-path="M 18 0 L 12 13 0 40 60 121 310 271 290 139 378 76 251 94 90 54 18 0 18 0 Z N"/>
          </draw:custom-shape>
          <draw:custom-shape draw:style-name="gr7" draw:text-style-name="P3" draw:layer="backgroundobjects" svg:width="0.683cm" svg:height="0.326cm" svg:x="15.992cm" svg:y="17.087cm">
            <text:p text:style-name="P4"/>
            <draw:enhanced-geometry svg:viewBox="0 0 155 66" draw:type="non-primitive" draw:enhanced-path="M 114 0 L 0 0 0 0 6 6 6 18 0 24 78 60 96 42 155 66 126 24 149 0 114 0 114 0 Z N"/>
          </draw:custom-shape>
          <draw:custom-shape draw:style-name="gr7" draw:text-style-name="P3" draw:layer="backgroundobjects" svg:width="0.184cm" svg:height="0.357cm" svg:x="10.958cm" svg:y="17.056cm">
            <text:p text:style-name="P4"/>
            <draw:enhanced-geometry svg:viewBox="0 0 42 72" draw:type="non-primitive" draw:enhanced-path="M 6 36 L 0 18 12 6 0 6 12 6 24 6 36 6 42 0 30 18 42 48 12 72 6 36 6 36 Z N"/>
          </draw:custom-shape>
        </draw:g>
        <draw:custom-shape draw:style-name="gr8" draw:text-style-name="P3" draw:layer="backgroundobjects" svg:width="17.532cm" svg:height="2.359cm" svg:x="-0.004cm" svg:y="16.761cm">
          <text:p text:style-name="P4"/>
          <draw:enhanced-geometry svg:viewBox="0 0 3976 527" draw:type="non-primitive" draw:enhanced-path="M 3976 527 L 3970 527 3844 509 2487 305 2039 36 1907 24 1883 54 1859 54 1830 30 1704 102 1608 126 1561 132 1495 102 1357 126 1285 24 1280 18 1262 12 1238 6 1220 0 1196 0 1166 0 1142 0 1136 0 1130 0 1124 6 1118 12 1100 18 1088 18 1070 24 1052 30 1034 36 1028 42 969 60 921 72 855 48 825 48 759 72 735 72 706 60 640 60 544 72 389 18 323 60 317 60 305 72 287 78 263 90 203 120 149 150 78 168 0 180 0 527 1010 527 3725 527 3976 527 3976 527 Z N"/>
        </draw:custom-shape>
      </draw:g>
      <draw:g>
        <draw:custom-shape draw:style-name="gr7" draw:text-style-name="P3" draw:layer="backgroundobjects" svg:width="1.61cm" svg:height="1.283cm" svg:x="5.274cm" svg:y="16.726cm">
          <text:p text:style-name="P4"/>
          <draw:enhanced-geometry svg:viewBox="0 0 365 287" draw:type="non-primitive" draw:enhanced-path="M 24 24 L 0 60 66 108 143 180 191 168 341 287 305 174 365 132 359 126 335 114 299 90 257 72 215 54 173 36 143 24 131 18 107 18 95 18 72 12 66 12 54 6 42 0 30 0 24 24 24 24 Z N"/>
        </draw:custom-shape>
        <draw:custom-shape draw:style-name="gr7" draw:text-style-name="P3" draw:layer="backgroundobjects" svg:width="8.965cm" svg:height="2.2cm" svg:x="8.568cm" svg:y="16.885cm">
          <text:p text:style-name="P4"/>
          <draw:enhanced-geometry svg:viewBox="0 0 2033 499" draw:type="non-primitive" draw:enhanced-path="M 186 18 L 138 6 96 0 36 0 12 25 0 128 60 104 90 134 150 153 209 273 401 359 777 359 2033 499 2033 499 1991 493 676 243 514 159 425 110 365 92 281 61 186 18 186 18 Z N"/>
        </draw:custom-shape>
        <draw:custom-shape draw:style-name="gr7" draw:text-style-name="P3" draw:layer="backgroundobjects" svg:width="0.313cm" svg:height="0.269cm" svg:x="8.07cm" svg:y="16.858cm">
          <text:p text:style-name="P4"/>
          <draw:enhanced-geometry svg:viewBox="0 0 71 60" draw:type="non-primitive" draw:enhanced-path="M 0 18 L 6 18 12 12 6 6 0 0 29 18 53 18 59 30 65 42 71 54 71 60 59 54 47 42 23 30 23 36 18 42 12 48 6 48 6 48 6 36 0 18 0 18 Z N"/>
        </draw:custom-shape>
        <draw:custom-shape draw:style-name="gr7" draw:text-style-name="P3" draw:layer="backgroundobjects" svg:width="0.71cm" svg:height="0.723cm" svg:x="3.77cm" svg:y="16.942cm">
          <text:p text:style-name="P4"/>
          <draw:enhanced-geometry svg:viewBox="0 0 161 162" draw:type="non-primitive" draw:enhanced-path="M 30 0 L 48 6 72 6 114 12 96 54 96 60 102 72 108 84 120 96 143 114 155 138 161 156 161 162 96 102 30 54 0 0 30 0 30 0 Z N"/>
        </draw:custom-shape>
        <draw:custom-shape draw:style-name="gr7" draw:text-style-name="P3" draw:layer="backgroundobjects" svg:width="0.26cm" svg:height="0.269cm" svg:x="3.113cm" svg:y="16.995cm">
          <text:p text:style-name="P4"/>
          <draw:enhanced-geometry svg:viewBox="0 0 59 60" draw:type="non-primitive" draw:enhanced-path="M 59 6 L 41 30 41 36 47 42 53 54 53 60 47 54 35 48 23 36 17 30 0 0 59 6 59 6 Z N"/>
        </draw:custom-shape>
        <draw:custom-shape draw:style-name="gr7" draw:text-style-name="P3" draw:layer="backgroundobjects" svg:width="1.08cm" svg:height="0.913cm" svg:x="1.742cm" svg:y="16.805cm">
          <text:p text:style-name="P4"/>
          <draw:enhanced-geometry svg:viewBox="0 0 245 204" draw:type="non-primitive" draw:enhanced-path="M 233 36 L 245 42 209 84 143 132 167 156 179 204 77 132 47 84 89 66 59 36 0 12 0 0 6 0 12 0 47 6 77 6 83 6 89 6 101 12 125 12 143 18 149 18 149 18 203 24 233 36 233 36 Z N"/>
        </draw:custom-shape>
      </draw:g>
      <draw:frame presentation:style-name="標題1-title" draw:layer="backgroundobjects" svg:width="22.86cm" svg:height="4.825cm" svg:x="1.27cm" svg:y="4.022cm" presentation:class="title" presentation:placeholder="true">
        <draw:text-box/>
      </draw:frame>
      <draw:frame presentation:style-name="pr5" draw:text-style-name="P5" draw:layer="backgroundobjects" svg:width="5.927cm" svg:height="1.271cm" svg:x="1.269cm" svg:y="17.356cm" presentation:class="date-time">
        <draw:text-box>
          <text:p text:style-name="P5"><text:span text:style-name="T2"><presentation:date-time/></text:span></text:p>
        </draw:text-box>
      </draw:frame>
      <draw:frame presentation:style-name="pr6" draw:text-style-name="P7" draw:layer="backgroundobjects" svg:width="5.927cm" svg:height="1.271cm" svg:x="18.202cm" svg:y="17.356cm" presentation:class="page-number">
        <draw:text-box>
          <text:p text:style-name="P7"><text:span text:style-name="T2"><text:page-number>&lt;編號&gt;</text:page-number></text:span></text:p>
        </draw:text-box>
      </draw:frame>
      <draw:frame presentation:style-name="pr7" draw:text-style-name="P6" draw:layer="backgroundobjects" svg:width="8.044cm" svg:height="1.271cm" svg:x="8.678cm" svg:y="17.356cm" presentation:class="footer">
        <draw:text-box>
          <text:p text:style-name="P6"><text:span text:style-name="T2"><presentation:footer/></text:span></text:p>
        </draw:text-box>
      </draw:frame>
      <draw:frame presentation:style-name="標題1-outline1" draw:layer="backgroundobjects" svg:width="22.859cm" svg:height="12.572cm" svg:x="1.27cm" svg:y="4.457cm" presentation:class="outline" presentation:placeholder="true">
        <draw:text-box/>
      </draw:frame>
      <presentation:notes style:page-layout-name="PM0">
        <draw:page-thumbnail presentation:style-name="標題1-title" draw:layer="backgroundobjects" svg:width="0.001cm" svg:height="0.001cm" svg:x="0cm" svg:y="1.93cm" presentation:class="page"/>
        <draw:frame presentation:style-name="標題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title>PowerPoint Presentation</dc:title>
    <meta:creation-date>1601-01-01T08:00:00</meta:creation-date>
    <dc:creator>fhope cc</dc:creator>
    <dc:date>2007-12-29T15:13:21</dc:date>
    <meta:print-date>2007-10-19T11:35:00</meta:print-date>
    <dc:language>en-US</dc:language>
    <meta:editing-cycles>24</meta:editing-cycles>
    <meta:editing-duration>PT14H26M23S</meta:editing-duration>
    <meta:user-defined meta:name="Info 1"/>
    <meta:user-defined meta:name="Info 2"/>
    <meta:user-defined meta:name="Info 3"/>
    <meta:user-defined meta:name="Info 4"/>
    <meta:document-statistic meta:object-count="102"/>
  </office:meta>
</office:document-meta>
</file>